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83267910" text:style-name="L1">
        <text:list-item>
          <text:p text:style-name="P1">Traçabilité des transformations</text:p>
        </text:list-item>
      </text:list>
      <text:p text:style-name="Standard">La traçabilité est un mécanisme d'enregistrement des liens (ou trace) de transformation entre éléments du modèle cible et du modèle sour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3-28T17:17:46</meta:creation-date>
    <meta:generator>LibreOffice/3.5$Linux_x86 LibreOffice_project/350m1$Build-2</meta:generator>
    <dc:date>2014-03-28T17:21:06</dc:date>
    <dc:creator>Asus </dc:creator>
    <meta:editing-duration>P0D</meta:editing-duration>
    <meta:editing-cycles>1</meta:editing-cycles>
    <meta:document-statistic meta:table-count="0" meta:image-count="0" meta:object-count="0" meta:page-count="1" meta:paragraph-count="2" meta:word-count="25" meta:character-count="173" meta:non-whitespace-character-count="150"/>
  </office:meta>
</office:document-meta>
</file>